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="Arrow" draw:marker-start-width="0.459cm" draw:marker-end="Circle" draw:marker-end-width="0.459cm" draw:fill-color="#000000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svg:stroke-color="#b2b2b2" draw:fill-color="#cfe7f5" draw:textarea-horizontal-align="justify" draw:textarea-vertical-align="middle" draw:auto-grow-height="false" fo:min-height="2.006cm" fo:min-width="5.14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5cm" fo:min-width="0cm"/>
    </style:style>
    <style:style style:name="gr4" style:family="graphic" style:parent-style-name="standard">
      <style:graphic-properties svg:stroke-color="#b2b2b2" draw:fill-color="#cfe7f5" draw:textarea-horizontal-align="justify" draw:textarea-vertical-align="middle" draw:auto-grow-height="false" fo:min-height="2.098cm" fo:min-width="5.241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b2b2b2" draw:fill-color="#cfe7f5" draw:textarea-horizontal-align="justify" draw:textarea-vertical-align="middle" draw:auto-grow-height="false" fo:min-height="0.924cm" fo:min-width="6.174cm"/>
    </style:style>
    <style:style style:name="gr7" style:family="graphic" style:parent-style-name="standard">
      <style:graphic-properties svg:stroke-color="#b2b2b2" draw:fill-color="#cfe7f5" draw:textarea-horizontal-align="justify" draw:textarea-vertical-align="middle" draw:auto-grow-height="false" fo:min-height="0.5cm" fo:min-width="0.4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color="#b2b2b2" draw:fill-color="#cfe7f5" draw:textarea-horizontal-align="justify" draw:textarea-vertical-align="middle" draw:auto-grow-height="false" fo:min-height="0.924cm" fo:min-width="5.574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67cm" fo:min-width="0.42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246cm" fo:min-width="0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fe7f5"/>
      <style:paragraph-properties fo:text-align="center"/>
      <style:text-properties fo:font-size="11pt" style:font-size-asian="11pt" style:font-size-complex="11pt"/>
    </style:style>
    <style:style style:name="P4" style:family="paragraph">
      <style:text-properties fo:color="#000000" fo:font-size="11pt" style:font-size-asian="11pt" style:font-size-complex="11pt"/>
    </style:style>
    <style:style style:name="P5" style:family="paragraph">
      <loext:graphic-properties draw:fill="none" draw:fill-color="#ffffff"/>
      <style:text-properties fo:color="#000000" fo:font-size="11pt" style:font-size-asian="11pt" style:font-size-complex="11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cfe7f5"/>
      <style:paragraph-properties fo:text-align="center"/>
    </style:style>
    <style:style style:name="P8" style:family="paragraph">
      <loext:graphic-properties draw:fill="none" draw:fill-color="#ffffff"/>
      <style:text-properties fo:font-size="11pt" style:font-size-asian="11pt" style:font-size-complex="11pt"/>
    </style:style>
    <style:style style:name="P9" style:family="paragraph">
      <style:text-properties fo:font-size="11pt" style:font-size-asian="11pt" style:font-size-complex="11pt"/>
    </style:style>
    <style:style style:name="P10" style:family="paragraph">
      <style:text-properties fo:font-size="11pt"/>
    </style:style>
    <style:style style:name="P11" style:family="paragraph">
      <loext:graphic-properties draw:fill="none" draw:fill-color="#ffffff"/>
      <style:text-properties fo:font-size="11pt"/>
    </style:style>
    <style:style style:name="P12" style:family="paragraph">
      <loext:graphic-properties draw:fill-color="#ffffff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000000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9.8cm" svg:y1="3.6cm" svg:x2="9.8cm" svg:y2="2cm">
          <text:p/>
        </draw:line>
        <draw:custom-shape draw:style-name="gr2" draw:text-style-name="P3" xml:id="id1" draw:id="id1" draw:layer="layout" svg:width="5.893cm" svg:height="2.5cm" svg:x="6.807cm" svg:y="3.6cm">
          <text:p text:style-name="P2"><text:span text:style-name="T1">Проверка привилегий и рол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6.3cm" svg:height="1.595cm" svg:x="10.4cm" svg:y="1.505cm">
          <draw:text-box>
            <text:p text:style-name="P4"><text:span text:style-name="T2">Редактирование данных</text:span></text:p>
            <text:p text:style-name="P4"><text:span text:style-name="T2">(удаление\добавление)</text:span></text:p>
          </draw:text-box>
        </draw:frame>
        <draw:custom-shape draw:style-name="gr4" draw:text-style-name="P3" xml:id="id2" draw:id="id2" draw:layer="layout" svg:width="5.993cm" svg:height="2.6cm" svg:x="6.8cm" svg:y="8cm">
          <text:p text:style-name="P2"><text:span text:style-name="T1">Отображение доступных данных</text:span></text:p>
          <text:p text:style-name="P2"><text:span text:style-name="T1">(таблицы, записи и т.д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line-skew="-0.951cm" svg:x1="9.753cm" svg:y1="6.1cm" svg:x2="9.796cm" svg:y2="8cm" draw:start-shape="id1" draw:start-glue-point="2" draw:end-shape="id2" svg:d="M9753 6100h43v1900" svg:viewBox="0 0 44 1901">
          <text:p/>
        </draw:connector>
        <draw:custom-shape draw:style-name="gr6" draw:text-style-name="P3" xml:id="id3" draw:id="id3" draw:layer="layout" svg:width="6.8cm" svg:height="1.3cm" svg:x="6.4cm" svg:y="12.3cm">
          <text:p text:style-name="P2"><text:span text:style-name="T1">Ввод пользователем новых данных</text:span></text:p>
          <text:p text:style-name="P2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svg:x1="9.796cm" svg:y1="10.6cm" svg:x2="9.8cm" svg:y2="12.3cm" draw:start-shape="id2" draw:start-glue-point="2" draw:end-shape="id3" draw:end-glue-point="0" svg:d="M9796 10600v851h4v849" svg:viewBox="0 0 5 1701">
          <text:p/>
        </draw:connector>
        <draw:custom-shape draw:style-name="gr7" draw:text-style-name="P7" xml:id="id4" draw:id="id4" draw:layer="layout" svg:width="1.9cm" svg:height="1.5cm" svg:x="8.831cm" svg:y="14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8" draw:layer="layout" svg:width="5.447cm" svg:height="1.115cm" svg:x="10.8cm" svg:y="13.7cm">
          <draw:text-box>
            <text:p><text:span text:style-name="T1">Проверка на валидность </text:span></text:p>
            <text:p><text:span text:style-name="T1">перед отправкой на сервер</text:span></text:p>
          </draw:text-box>
        </draw:frame>
        <draw:connector draw:style-name="gr5" draw:text-style-name="P6" draw:layer="layout" svg:x1="9.8cm" svg:y1="13.6cm" svg:x2="9.781cm" svg:y2="14.8cm" draw:start-shape="id3" draw:start-glue-point="2" draw:end-shape="id4" draw:end-glue-point="4" svg:d="M9800 13600v601h-19v599" svg:viewBox="0 0 20 1201">
          <text:p/>
        </draw:connector>
        <draw:custom-shape draw:style-name="gr6" draw:text-style-name="P3" xml:id="id6" draw:id="id6" draw:layer="layout" svg:width="6.8cm" svg:height="1.3cm" svg:x="11.5cm" svg:y="17.5cm">
          <text:p text:style-name="P2"><text:span text:style-name="T1">Отображение изменений</text:span><text:span text:style-name="T1"><text:line-break/></text:span><text:span text:style-name="T1">завершение редактирования</text:span></text:p>
          <text:p text:style-name="P2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5" draw:id="id5" draw:layer="layout" svg:width="6.2cm" svg:height="1.3cm" svg:x="1.8cm" svg:y="17.5cm">
          <text:p text:style-name="P2"><text:span text:style-name="T1">Подсказка не валидных данных.</text:span></text:p>
          <text:p text:style-name="P2"><text:span text:style-name="T1">Исправлени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svg:x1="1.8cm" svg:y1="18.15cm" svg:x2="6.4cm" svg:y2="12.95cm" draw:start-shape="id5" draw:start-glue-point="3" draw:end-shape="id3" draw:end-glue-point="3" svg:d="M1800 18150h-501v-5200h5101" svg:viewBox="0 0 5102 5201">
          <text:p/>
        </draw:connector>
        <draw:connector draw:style-name="gr5" draw:text-style-name="P6" draw:layer="layout" svg:x1="8.831cm" svg:y1="15.55cm" svg:x2="4.9cm" svg:y2="17.5cm" draw:start-shape="id4" draw:start-glue-point="5" draw:end-shape="id5" draw:end-glue-point="0" svg:d="M8831 15550h-3931v1950" svg:viewBox="0 0 3932 1951">
          <text:p/>
        </draw:connector>
        <draw:connector draw:style-name="gr5" draw:text-style-name="P6" draw:layer="layout" svg:x1="10.731cm" svg:y1="15.55cm" svg:x2="14.9cm" svg:y2="17.5cm" draw:start-shape="id4" draw:start-glue-point="7" draw:end-shape="id6" svg:d="M10731 15550h4169v1950" svg:viewBox="0 0 4170 1951">
          <text:p/>
        </draw:connector>
        <draw:frame draw:style-name="gr8" draw:text-style-name="P8" draw:layer="layout" svg:width="2.695cm" svg:height="0.683cm" svg:x="5cm" svg:y="15.9cm">
          <draw:text-box>
            <text:p text:style-name="P9"><text:span text:style-name="T1">Не валидны</text:span></text:p>
          </draw:text-box>
        </draw:frame>
        <draw:frame draw:style-name="gr8" draw:text-style-name="P11" draw:layer="layout" svg:width="2.09cm" svg:height="0.683cm" svg:x="11.51cm" svg:y="15.7cm">
          <draw:text-box>
            <text:p text:style-name="P10">валидны</text:p>
          </draw:text-box>
        </draw:frame>
        <draw:custom-shape draw:style-name="gr10" draw:text-style-name="P12" xml:id="id7" draw:id="id7" draw:layer="layout" svg:width="1.3cm" svg:height="1.3cm" svg:x="13.2cm" svg:y="2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7cm" svg:height="0.7cm" svg:x="13.5cm" svg:y="2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svg:x1="14.9cm" svg:y1="18.8cm" svg:x2="13.85cm" svg:y2="21.4cm" draw:start-shape="id6" draw:start-glue-point="2" draw:end-shape="id7" draw:end-glue-point="4" svg:d="M14900 18800v1301h-1050v1299" svg:viewBox="0 0 1051 2601">
          <text:p/>
        </draw:connector>
        <draw:frame draw:style-name="gr8" draw:text-style-name="P8" draw:layer="layout" svg:width="3.431cm" svg:height="1.547cm" svg:x="15cm" svg:y="19.553cm">
          <draw:text-box>
            <text:p><text:span text:style-name="T1">Выход </text:span></text:p>
            <text:p><text:span text:style-name="T1">из режима </text:span></text:p>
            <text:p><text:span text:style-name="T1">редактирования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4T10:36:46.578000000</meta:creation-date>
    <dc:date>2019-05-04T10:51:26.875000000</dc:date>
    <meta:editing-duration>PT20S</meta:editing-duration>
    <meta:editing-cycles>1</meta:editing-cycles>
    <meta:document-statistic meta:object-count="21"/>
    <meta:generator>LibreOffice/4.4.1.2$Windows_x86 LibreOffice_project/45e2de17089c24a1fa810c8f975a7171ba4cd432</meta:generator>
  </office:meta>
</office:document-meta>
</file>